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20d4ec" officeooo:paragraph-rsid="001cda55" style:font-size-asian="12pt" style:font-weight-asian="bold" style:font-name-complex="Arial" style:font-size-complex="12pt"/>
    </style:style>
    <style:style style:name="P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cda55" officeooo:paragraph-rsid="001cda55" style:font-size-asian="12pt" style:font-weight-asian="bold" style:font-name-complex="Arial" style:font-size-complex="12pt"/>
    </style:style>
    <style:style style:name="P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cda55" officeooo:paragraph-rsid="001e758d" style:font-size-asian="12pt" style:font-weight-asian="bold" style:font-name-complex="Arial" style:font-size-complex="12pt"/>
    </style:style>
    <style:style style:name="P7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e758d" officeooo:paragraph-rsid="001e758d" style:font-size-asian="12pt" style:font-weight-asian="bold" style:font-name-complex="Arial" style:font-size-complex="12pt"/>
    </style:style>
    <style:style style:name="P8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f9939" officeooo:paragraph-rsid="001f9939" style:font-size-asian="12pt" style:font-weight-asian="bold" style:font-name-complex="Arial" style:font-size-complex="12pt"/>
    </style:style>
    <style:style style:name="P9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216a08" officeooo:paragraph-rsid="00216a08" style:font-size-asian="12pt" style:font-weight-asian="bold" style:font-name-complex="Arial" style:font-size-complex="12pt"/>
    </style:style>
    <style:style style:name="P10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Narrow" fo:font-size="12pt" fo:font-weight="bold" officeooo:rsid="0020d4ec" officeooo:paragraph-rsid="001cda55" style:font-size-asian="12pt" style:font-weight-asian="bold" style:font-name-complex="Arial" style:font-size-complex="12pt"/>
    </style:style>
    <style:style style:name="P11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Narrow" fo:font-size="12pt" fo:font-weight="bold" officeooo:rsid="001cda55" officeooo:paragraph-rsid="001cda55" style:font-size-asian="12pt" style:font-weight-asian="bold" style:font-name-complex="Arial" style:font-size-complex="12pt"/>
    </style:style>
    <style:style style:name="P1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Narrow" fo:font-size="12pt" fo:font-weight="bold" officeooo:rsid="001e758d" officeooo:paragraph-rsid="001e758d" style:font-size-asian="12pt" style:font-weight-asian="bold" style:font-name-complex="Arial" style:font-size-complex="12pt"/>
    </style:style>
    <style:style style:name="P1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1" fo:font-size="12pt" style:text-underline-style="solid" style:text-underline-width="auto" style:text-underline-color="font-color" fo:font-weight="bold" officeooo:rsid="0005aff5" officeooo:paragraph-rsid="001cda55" style:font-size-asian="12pt" style:font-weight-asian="bold" style:font-name-complex="Arial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05aff5" officeooo:paragraph-rsid="001cda55" style:font-size-asian="12pt" style:font-weight-asian="bold" style:font-name-complex="Arial" style:font-size-complex="12pt"/>
    </style:style>
    <style:style style:name="T1" style:family="text">
      <style:text-properties style:font-name="Arial Black"/>
    </style:style>
    <style:style style:name="T2" style:family="text">
      <style:text-properties style:font-name="Arial Black" officeooo:rsid="001cda55"/>
    </style:style>
    <style:style style:name="T3" style:family="text">
      <style:text-properties style:font-name="Arial" style:text-underline-style="none"/>
    </style:style>
    <style:style style:name="T4" style:family="text">
      <style:text-properties style:font-name="Arial" style:text-underline-style="none" officeooo:rsid="001cda5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 Black1" style:text-underline-style="solid" style:text-underline-width="auto" style:text-underline-color="font-color"/>
    </style:style>
    <style:style style:name="T7" style:family="text">
      <style:text-properties style:font-name="Arial Black1" style:text-underline-style="solid" style:text-underline-width="auto" style:text-underline-color="font-color" officeooo:rsid="001e75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Tom Tree</text:p>
            <text:p text:style-name="P13"><text:span text:style-name="T1">B</text:span><text:span text:style-name="T2">8</text:span><text:span text:style-name="T3"> ch1</text:span><text:span text:style-name="T4">5</text:span><text:span text:style-name="T3">-1</text:span><text:span text:style-name="T4">6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<text:span text:style-name="T5">DMX</text:span> from Tom Trees Row B to Row 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Output <text:span text:style-name="T7">7</text:span></text:p>
            <text:p text:style-name="P7">Snowflak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14">Tom Tree</text:p>
            <text:p text:style-name="P13"><text:span text:style-name="T1">B</text:span><text:span text:style-name="T2">8</text:span><text:span text:style-name="T3"> ch1</text:span><text:span text:style-name="T4">5</text:span><text:span text:style-name="T3">-1</text:span><text:span text:style-name="T4">6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<text:span text:style-name="T5">DMX</text:span> from Tom Trees Row B to Row 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" office:value-type="string">
            <text:p text:style-name="P1"/>
          </table:table-cell>
          <table:table-cell table:style-name="Table1.A1" table:number-rows-spanned="2" office:value-type="string">
            <text:p text:style-name="P6">Output <text:span text:style-name="T7">7</text:span></text:p>
            <text:p text:style-name="P7">Snowflak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<text:span text:style-name="T5">DMX</text:span> from mid</text:p>
            <text:p text:style-name="P11">wall to left bush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Output <text:span text:style-name="T6">2</text:span></text:p>
            <text:p text:style-name="P5">Eaves Left Diag</text:p>
          </table:table-cell>
          <table:table-cell table:style-name="Table1.H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Output <text:span text:style-name="T7">12</text:span></text:p>
            <text:p text:style-name="P7">Star of Beth.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<text:span text:style-name="T5">DMX</text:span> from mid</text:p>
            <text:p text:style-name="P11">wall to left bus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Output <text:span text:style-name="T6">2</text:span></text:p>
            <text:p text:style-name="P5">Eaves Left Diag</text:p>
          </table:table-cell>
          <table:table-cell table:style-name="Table1.H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Output <text:span text:style-name="T7">12</text:span></text:p>
            <text:p text:style-name="P7">Star of Beth.</text:p>
          </table:table-cell>
        </table:table-row>
        <table:table-row table:style-name="Table1.1">
          <table:table-cell table:style-name="Table1.A1" office:value-type="string">
            <text:p text:style-name="P14">Tom Tree</text:p>
            <text:p text:style-name="P13"><text:span text:style-name="T1">B</text:span><text:span text:style-name="T2">8</text:span><text:span text:style-name="T3"> ch1</text:span><text:span text:style-name="T4">5</text:span><text:span text:style-name="T3">-1</text:span><text:span text:style-name="T4">6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<text:span text:style-name="T5">DMX</text:span> from Tom Trees Row B to Row 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6" office:value-type="string">
            <text:p text:style-name="P1"/>
          </table:table-cell>
          <table:table-cell table:style-name="Table1.A1" office:value-type="string">
            <text:p text:style-name="P6">Output <text:span text:style-name="T7">8</text:span></text:p>
            <text:p text:style-name="P7">Star of Davi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14">Tom Tree</text:p>
            <text:p text:style-name="P13"><text:span text:style-name="T1">B</text:span><text:span text:style-name="T2">8</text:span><text:span text:style-name="T3"> ch1</text:span><text:span text:style-name="T4">5</text:span><text:span text:style-name="T3">-1</text:span><text:span text:style-name="T4">6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<text:span text:style-name="T5">DMX</text:span> from Tom Trees Row B to Row 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7" office:value-type="string">
            <text:p text:style-name="P1"/>
          </table:table-cell>
          <table:table-cell table:style-name="Table1.A1" table:number-rows-spanned="2" office:value-type="string">
            <text:p text:style-name="P6">Output <text:span text:style-name="T7">8</text:span></text:p>
            <text:p text:style-name="P7">Star of Davi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<text:span text:style-name="T5">DMX</text:span> from left</text:p>
            <text:p text:style-name="P11">bush to left yard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Output <text:span text:style-name="T6">3</text:span></text:p>
            <text:p text:style-name="P5">Eaves Right Diag</text:p>
          </table:table-cell>
          <table:table-cell table:style-name="Table1.H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Snowflakes</text:p>
            <text:p text:style-name="P8">Power Inj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<text:span text:style-name="T5">DMX</text:span> from left</text:p>
            <text:p text:style-name="P11">bush to left yar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Output <text:span text:style-name="T6">3</text:span></text:p>
            <text:p text:style-name="P5">Eaves Right Diag</text:p>
          </table:table-cell>
          <table:table-cell table:style-name="Table1.H1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Snowflakes</text:p>
            <text:p text:style-name="P8">Power Inj</text:p>
          </table:table-cell>
        </table:table-row>
        <table:table-row table:style-name="Table1.1">
          <table:table-cell table:style-name="Table1.A1" office:value-type="string">
            <text:p text:style-name="P10">Wheel of Dharma</text:p>
            <text:p text:style-name="P4">P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Amplifier</text:p>
            <text:p text:style-name="P5">P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1" office:value-type="string">
            <text:p text:style-name="P1"/>
          </table:table-cell>
          <table:table-cell table:style-name="Table1.A1" office:value-type="string">
            <text:p text:style-name="P6">Output <text:span text:style-name="T7">9</text:span></text:p>
            <text:p text:style-name="P7">Airship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10">Wheel of Dharma</text:p>
            <text:p text:style-name="P4">P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Amplifier</text:p>
            <text:p text:style-name="P5">P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2" office:value-type="string">
            <text:p text:style-name="P1"/>
          </table:table-cell>
          <table:table-cell table:style-name="Table1.A1" table:number-rows-spanned="2" office:value-type="string">
            <text:p text:style-name="P6">Output <text:span text:style-name="T7">9</text:span></text:p>
            <text:p text:style-name="P7">Airship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<text:span text:style-name="T5">DMX</text:span> from left</text:p>
            <text:p text:style-name="P11">bush to left yard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Output <text:span text:style-name="T6">4</text:span></text:p>
            <text:p text:style-name="P5">Eaves Rgt Hor</text:p>
          </table:table-cell>
          <table:table-cell table:style-name="Table1.H1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>Penguins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<text:span text:style-name="T5">DMX</text:span> from left</text:p>
            <text:p text:style-name="P11">bush to left yar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Output <text:span text:style-name="T6">4</text:span></text:p>
            <text:p text:style-name="P5">Eaves Rgt Hor</text:p>
          </table:table-cell>
          <table:table-cell table:style-name="Table1.H1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Penguins</text:p>
          </table:table-cell>
        </table:table-row>
        <table:table-row table:style-name="Table1.1">
          <table:table-cell table:style-name="Table1.A1" office:value-type="string">
            <text:p text:style-name="P10">Wheel of Dharma</text:p>
            <text:p text:style-name="P4">P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Transmitter</text:p>
            <text:p text:style-name="P5">P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6" office:value-type="string">
            <text:p text:style-name="P1"/>
          </table:table-cell>
          <table:table-cell table:style-name="Table1.A1" office:value-type="string">
            <text:p text:style-name="P6">Output <text:span text:style-name="T7">10</text:span></text:p>
            <text:p text:style-name="P7">Major Awar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10">Wheel of Dharma</text:p>
            <text:p text:style-name="P4">P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Transmitter</text:p>
            <text:p text:style-name="P5">P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7" office:value-type="string">
            <text:p text:style-name="P1"/>
          </table:table-cell>
          <table:table-cell table:style-name="Table1.A1" table:number-rows-spanned="2" office:value-type="string">
            <text:p text:style-name="P6">Output <text:span text:style-name="T7">10</text:span></text:p>
            <text:p text:style-name="P7">Major Awar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<text:span text:style-name="T5">DMX</text:span> from left yard</text:p>
            <text:p text:style-name="P11">to Tom Row B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Output <text:span text:style-name="T6">5</text:span></text:p>
            <text:p text:style-name="P5">Big Pixel Tree</text:p>
          </table:table-cell>
          <table:table-cell table:style-name="Table1.H1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>Penguins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<text:span text:style-name="T5">DMX</text:span> from left yard</text:p>
            <text:p text:style-name="P11">to Tom Row B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Output <text:span text:style-name="T6">5</text:span></text:p>
            <text:p text:style-name="P5">Big Pixel Tree</text:p>
          </table:table-cell>
          <table:table-cell table:style-name="Table1.H2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Penguins</text:p>
          </table:table-cell>
        </table:table-row>
        <table:table-row table:style-name="Table1.1">
          <table:table-cell table:style-name="Table1.A1" office:value-type="string">
            <text:p text:style-name="P11"><text:span text:style-name="T5">DMX</text:span> from mid</text:p>
            <text:p text:style-name="P11">wall to left bus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Output <text:span text:style-name="T6">1</text:span></text:p>
            <text:p text:style-name="P5">Eaves Left Hori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21" office:value-type="string">
            <text:p text:style-name="P1"/>
          </table:table-cell>
          <table:table-cell table:style-name="Table1.A1" office:value-type="string">
            <text:p text:style-name="P6">Output <text:span text:style-name="T7">11</text:span></text:p>
            <text:p text:style-name="P12">Really Big Ligh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11"><text:span text:style-name="T5">DMX</text:span> from mid</text:p>
            <text:p text:style-name="P11">wall to left bus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Output <text:span text:style-name="T6">1</text:span></text:p>
            <text:p text:style-name="P5">Eaves Left Hori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2" office:value-type="string">
            <text:p text:style-name="P1"/>
          </table:table-cell>
          <table:table-cell table:style-name="Table1.A1" table:number-rows-spanned="2" office:value-type="string">
            <text:p text:style-name="P6">Output <text:span text:style-name="T7">11</text:span></text:p>
            <text:p text:style-name="P12">Really Big Ligh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<text:span text:style-name="T5">DMX</text:span> from left yard</text:p>
            <text:p text:style-name="P11">to Tom Row B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Output <text:span text:style-name="T6">6</text:span></text:p>
            <text:p text:style-name="P5">C-Cane Fence</text:p>
          </table:table-cell>
          <table:table-cell table:style-name="Table1.H2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>Penguins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2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<text:span text:style-name="T5">DMX</text:span> from left yard</text:p>
            <text:p text:style-name="P11">to Tom Row B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Output <text:span text:style-name="T6">6</text:span></text:p>
            <text:p text:style-name="P6">C-Cane Fence</text:p>
          </table:table-cell>
          <table:table-cell table:style-name="Table1.H2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Penguins</text:p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2701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meta:creation-date>2019-07-10T02:44:00Z</meta:creation-date>
    <dc:date>2021-01-15T11:38:02.527000000</dc:date>
    <meta:editing-cycles>5</meta:editing-cycles>
    <meta:editing-duration>PT18M10S</meta:editing-duration>
    <meta:print-date>2021-01-15T11:36:34.995000000</meta:print-date>
    <meta:document-statistic meta:table-count="1" meta:image-count="0" meta:object-count="0" meta:page-count="2" meta:paragraph-count="110" meta:word-count="284" meta:character-count="1298" meta:non-whitespace-character-count="1124"/>
    <meta:template xlink:type="simple" xlink:actuate="onRequest" xlink:title="" xlink:href="../../../Templates/Mr.%20Label%20MR183%20Cable%20Flags.odt/Normal"/>
  </office:meta>
</office:document-meta>
</file>